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FC000002445BE3715598B0BEDD.png" manifest:media-type="image/png"/>
  <manifest:file-entry manifest:full-path="Pictures/100000010000021E00000256954AA56EA0B10BC9.png" manifest:media-type="image/png"/>
  <manifest:file-entry manifest:full-path="Pictures/10000000000000D4000000EEB624AA1FCE168CA1.png" manifest:media-type="image/png"/>
  <manifest:file-entry manifest:full-path="Pictures/1000000000000A0B00000A0C5396598BB8270C18.png" manifest:media-type="image/png"/>
  <manifest:file-entry manifest:full-path="Pictures/10000000000000E1000000E1B3E1007EF16268D7.png" manifest:media-type="image/png"/>
  <manifest:file-entry manifest:full-path="Pictures/1000000100000143000000AFBF30D705CDD68D12.png" manifest:media-type="image/png"/>
  <manifest:file-entry manifest:full-path="Pictures/10000000000002EB0000024141123F94EE74A05E.jpg" manifest:media-type="image/jpeg"/>
  <manifest:file-entry manifest:full-path="Pictures/10000001000002D0000002D0C4EB650195E7B6D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3.573cm, 0cm, 0cm)" draw:image-opacity="100%" style:mirror="none"/>
    </style:style>
    <style:style style:name="gr3" style:family="graphic" style:parent-style-name="objectwithoutfill">
      <style:graphic-properties svg:stroke-width="0.106cm" svg:stroke-color="#ff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svg:stroke-width="0.106cm" svg:stroke-color="#111111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objectwithoutfill">
      <style:graphic-properties svg:stroke-width="0.106cm" svg:stroke-color="#ff8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7" style:family="graphic" style:parent-style-name="objectwithoutfill">
      <style:graphic-properties svg:stroke-width="0.106cm" svg:stroke-color="#0000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106cm" svg:stroke-color="#00a933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9" style:family="graphic" style:parent-style-name="objectwithoutfill">
      <style:graphic-properties svg:stroke-width="0.106cm" svg:stroke-color="#2a6099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356cm" fo:min-width="0.317cm" fo:padding-top="0.178cm" fo:padding-bottom="0.178cm" fo:padding-left="0.303cm" fo:padding-right="0.303cm"/>
    </style:style>
    <style:style style:name="gr12" style:family="graphic" style:parent-style-name="objectwithoutfill">
      <style:graphic-properties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text-properties fo:font-size="16pt"/>
    </style:style>
    <style:style style:name="P4" style:family="paragraph">
      <loext:graphic-properties draw:fill="none" draw:fill-color="#ffffff"/>
      <style:text-properties fo:font-size="16pt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6.096cm" svg:height="6.096cm" draw:transform="rotate (1.5707963267949) translate (11.303cm 10.82cm)">
          <draw:image xlink:href="Pictures/10000001000002D0000002D0C4EB650195E7B6D3.png" xlink:type="simple" xlink:show="embed" xlink:actuate="onLoad" draw:mime-type="image/png">
            <text:p/>
          </draw:image>
        </draw:frame>
        <draw:frame draw:style-name="gr2" draw:text-style-name="P2" draw:layer="layout" svg:width="7.111cm" svg:height="11.328cm" svg:x="3.17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frame draw:style-name="gr1" draw:text-style-name="P1" draw:layer="layout" svg:width="4.296cm" svg:height="2.327cm" svg:x="20.469cm" svg:y="8.468cm">
          <draw:image xlink:href="Pictures/1000000100000143000000AFBF30D705CDD68D12.png" xlink:type="simple" xlink:show="embed" xlink:actuate="onLoad" draw:mime-type="image/png">
            <text:p/>
          </draw:image>
        </draw:frame>
        <draw:frame draw:style-name="gr1" draw:text-style-name="P1" draw:layer="layout" svg:width="4.762cm" svg:height="4.762cm" svg:x="20.32cm" svg:y="2.223cm">
          <draw:image xlink:href="Pictures/10000000000000E1000000E1B3E1007EF16268D7.png" xlink:type="simple" xlink:show="embed" xlink:actuate="onLoad" draw:mime-type="image/png">
            <text:p/>
          </draw:image>
        </draw:frame>
        <draw:polyline draw:style-name="gr3" draw:text-style-name="P2" draw:layer="layout" svg:width="5.714cm" svg:height="2.949cm" draw:transform="rotate (-3.14159265358979) translate (21.59cm 5.49cm)" svg:viewBox="0 0 5715 2950" draw:points="0,2950 4445,2950 4445,0 5715,0">
          <text:p/>
        </draw:polyline>
        <draw:polyline draw:style-name="gr4" draw:text-style-name="P2" draw:layer="layout" svg:width="5.079cm" svg:height="3.482cm" draw:transform="rotate (-3.14159265358979) translate (20.955cm 6.658cm)" svg:viewBox="0 0 5080 3483" draw:points="0,3483 3175,3483 3175,0 5080,0">
          <text:p/>
        </draw:polyline>
        <draw:frame draw:style-name="gr5" draw:text-style-name="P4" draw:layer="layout" svg:width="3.821cm" svg:height="0.878cm" svg:x="18.62cm" svg:y="6.023cm">
          <draw:text-box>
            <text:p text:style-name="P3">Battery (12V)</text:p>
          </draw:text-box>
        </draw:frame>
        <draw:polyline draw:style-name="gr6" draw:text-style-name="P2" draw:layer="layout" svg:width="4.593cm" svg:height="0.957cm" svg:x="16.084cm" svg:y="7.763cm" svg:viewBox="0 0 4594 958" draw:points="0,0 3175,0 3175,958 4594,958">
          <text:p/>
        </draw:polyline>
        <draw:polyline draw:style-name="gr6" draw:text-style-name="P2" draw:layer="layout" svg:width="4.605cm" svg:height="1.924cm" svg:x="16.084cm" svg:y="8.563cm" svg:viewBox="0 0 4606 1925" draw:points="0,0 2489,0 2489,1925 4606,1925">
          <text:p/>
        </draw:polyline>
        <draw:frame draw:style-name="gr5" draw:text-style-name="P4" draw:layer="layout" svg:width="1.941cm" svg:height="0.878cm" svg:x="20.495cm" svg:y="11.05cm">
          <draw:text-box>
            <text:p text:style-name="P3">Motor</text:p>
          </draw:text-box>
        </draw:frame>
        <draw:line draw:style-name="gr7" draw:text-style-name="P2" draw:layer="layout" svg:x1="9.816cm" svg:y1="7.99cm" svg:x2="12.859cm" svg:y2="7.99cm">
          <text:p/>
        </draw:line>
        <draw:polyline draw:style-name="gr8" draw:text-style-name="P2" draw:layer="layout" svg:width="3.042cm" svg:height="0.224cm" svg:x="9.816cm" svg:y="8.744cm" svg:viewBox="0 0 3043 225" draw:points="0,225 1369,225 1369,0 3043,0">
          <text:p/>
        </draw:polyline>
        <draw:polyline draw:style-name="gr9" draw:text-style-name="P2" draw:layer="layout" svg:width="3.042cm" svg:height="0.194cm" svg:x="9.817cm" svg:y="9.145cm" svg:viewBox="0 0 3043 195" draw:points="0,195 2248,195 2248,0 3043,0">
          <text:p/>
        </draw:polyline>
        <presentation:notes draw:style-name="dp2">
          <draw:page-thumbnail draw:style-name="gr10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1" draw:layer="layout" svg:width="5.608cm" svg:height="6.296cm" svg:x="15.347cm" svg:y="6.8cm">
          <draw:image xlink:href="Pictures/10000000000000D4000000EEB624AA1FCE168CA1.png" xlink:type="simple" xlink:show="embed" xlink:actuate="onLoad" draw:mime-type="image/png">
            <text:p/>
          </draw:image>
        </draw:frame>
        <draw:frame draw:style-name="gr2" draw:text-style-name="P2" draw:layer="layout" svg:width="7.111cm" svg:height="11.328cm" svg:x="6.35cm" svg:y="2.54cm">
          <draw:image xlink:href="Pictures/10000000000002EB0000024141123F94EE74A05E.jpg" xlink:type="simple" xlink:show="embed" xlink:actuate="onLoad" draw:mime-type="image/jpeg">
            <text:p/>
          </draw:image>
        </draw:frame>
        <draw:polyline draw:style-name="gr3" draw:text-style-name="P2" draw:layer="layout" svg:width="6.349cm" svg:height="10.758cm" draw:transform="rotate (1.5707963267949) translate (6.086cm 9.525cm)" svg:viewBox="0 0 6350 10759" draw:points="2328,10759 6350,10759 6350,0 0,0 0,793">
          <text:p/>
        </draw:polyline>
        <draw:line draw:style-name="gr7" draw:text-style-name="P2" draw:layer="layout" svg:x1="16.845cm" svg:y1="7.98cm" svg:x2="13.053cm" svg:y2="7.981cm">
          <text:p/>
        </draw:line>
        <draw:polyline draw:style-name="gr6" draw:text-style-name="P2" draw:layer="layout" svg:width="3.844cm" svg:height="1.657cm" draw:transform="rotate (-3.14159265358979) translate (16.845cm 8.661cm)" svg:viewBox="0 0 3845 1658" draw:points="0,0 900,0 900,1658 3845,1658">
          <text:p/>
        </draw:polyline>
        <draw:polyline draw:style-name="gr8" draw:text-style-name="P2" draw:layer="layout" svg:width="3.844cm" svg:height="2.01cm" draw:transform="rotate (-3.14159265358979) translate (16.845cm 9.349cm)" svg:viewBox="0 0 3845 2011" draw:points="0,0 1498,0 1498,2011 3845,2011">
          <text:p/>
        </draw:polyline>
        <presentation:notes draw:style-name="dp2">
          <draw:page-thumbnail draw:style-name="gr10" draw:layer="layout" svg:width="19.798cm" svg:height="11.136cm" svg:x="0.6cm" svg:y="2.257cm" draw:page-number="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1" draw:text-style-name="P1" draw:layer="layout" svg:width="13.837cm" svg:height="13.843cm" svg:x="6.483cm" svg:y="1.27cm">
          <draw:image xlink:href="Pictures/1000000000000A0B00000A0C5396598BB8270C18.png" xlink:type="simple" xlink:show="embed" xlink:actuate="onLoad" draw:mime-type="image/png">
            <text:p/>
          </draw:image>
        </draw:frame>
        <draw:custom-shape draw:style-name="gr11" draw:text-style-name="P2" draw:layer="layout" svg:width="1.305cm" svg:height="1.006cm" svg:x="18.98cm" svg:y="4.6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0" draw:layer="layout" svg:width="19.798cm" svg:height="11.136cm" svg:x="0.6cm" svg:y="2.257cm" draw:page-number="3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1" draw:layer="layout" svg:width="10.402cm" svg:height="11.478cm" svg:x="0.635cm" svg:y="1.905cm">
          <draw:image xlink:href="Pictures/100000010000021E00000256954AA56EA0B10BC9.png" xlink:type="simple" xlink:show="embed" xlink:actuate="onLoad" draw:mime-type="image/png">
            <text:p/>
          </draw:image>
        </draw:frame>
        <draw:line draw:style-name="gr12" draw:text-style-name="P2" draw:layer="layout" svg:x1="9.029cm" svg:y1="4.868cm" svg:x2="6.489cm" svg:y2="4.868cm">
          <text:p/>
        </draw:line>
        <draw:frame draw:style-name="gr1" draw:text-style-name="P1" draw:layer="layout" svg:width="16.192cm" svg:height="9.207cm" svg:x="11.43cm" svg:y="2.858cm">
          <draw:image xlink:href="Pictures/10000001000003FC000002445BE3715598B0BEDD.png" xlink:type="simple" xlink:show="embed" xlink:actuate="onLoad" draw:mime-type="image/png">
            <text:p/>
          </draw:image>
        </draw:frame>
        <draw:line draw:style-name="gr12" draw:text-style-name="P2" draw:layer="layout" svg:x1="22.959cm" svg:y1="3.978cm" svg:x2="20.419cm" svg:y2="3.978cm">
          <text:p/>
        </draw:line>
        <presentation:notes draw:style-name="dp2">
          <draw:page-thumbnail draw:style-name="gr10" draw:layer="layout" svg:width="19.798cm" svg:height="11.136cm" svg:x="0.6cm" svg:y="2.257cm" draw:page-number="4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SG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6-24T21:24:07.790136251</meta:creation-date>
    <dc:date>2022-06-24T23:08:49.464966477</dc:date>
    <meta:editing-duration>PT21M51S</meta:editing-duration>
    <meta:editing-cycles>6</meta:editing-cycles>
    <meta:generator>LibreOffice/7.3.3.2$Linux_X86_64 LibreOffice_project/30$Build-2</meta:generator>
    <meta:document-statistic meta:object-count="54"/>
  </office:meta>
</office:document-meta>
</file>